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0000000B19094F1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7.033cm" svg:height="4.322cm" svg:x="1.956cm" svg:y="1.645cm">
          <draw:image xlink:href="Pictures/1000000000000120000000B19094F1D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1-13T19:28:48</meta:creation-date>
    <dc:creator>Jussi Eloranta</dc:creator>
    <dc:date>2008-01-13T19:29:29</dc:date>
    <meta:editing-cycles>1</meta:editing-cycles>
    <meta:editing-duration>PT42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